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144742763238334625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689718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691405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680994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612945751079325161" text:style-name="L2">
        <text:list-item>
          <text:list>
            <text:list-item>
              <text:p text:style-name="P39">miles in the last week</text:p>
              <text:p text:style-name="P4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413610132476511313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7445363353710849724" text:style-name="L4">
        <text:list-item>
          <text:list>
            <text:list-header>
              <text:p text:style-name="P46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63387369371574695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693514719275293636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9041777744106416094" text:style-name="L7">
        <text:list-item>
          <text:list>
            <text:list-header>
              <text:p text:style-name="P45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5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</text:span>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: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25T14:46:36.22</dc:date>
    <dc:creator>James  Lombardi</dc:creator>
    <meta:editing-duration>P7DT10H11M43S</meta:editing-duration>
    <meta:editing-cycles>650</meta:editing-cycles>
    <meta:generator>OpenOffice/4.1.2$Win32 OpenOffice.org_project/412m3$Build-9782</meta:generator>
    <meta:document-statistic meta:table-count="0" meta:image-count="0" meta:object-count="0" meta:page-count="16" meta:paragraph-count="441" meta:word-count="5783" meta:character-count="28746"/>
  </office:meta>
</office:document-meta>
</file>